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Diamond" draw:marker-end-width="0.406cm" draw:fill="none" draw:textarea-vertical-align="middle"/>
    </style:style>
    <style:style style:name="gr3" style:family="graphic" style:parent-style-name="objectwithoutfill">
      <style:graphic-properties draw:marker-end="Diamond_20_unfilled" draw:marker-end-width="0.406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8.128cm" svg:height="2.413cm" svg:x="6.107cm" svg:y="5.121cm">
          <text:p text:style-name="P1">Payer Organization</text:p>
        </draw:rect>
        <draw:rect draw:style-name="gr1" draw:text-style-name="P1" xml:id="id3" draw:id="id3" draw:layer="layout" svg:width="8.128cm" svg:height="2.413cm" svg:x="6.08cm" svg:y="9.001cm">
          <text:p text:style-name="P1">Employer Organization</text:p>
        </draw:rect>
        <draw:rect draw:style-name="gr1" draw:text-style-name="P1" xml:id="id2" draw:id="id2" draw:layer="layout" svg:width="8.128cm" svg:height="2.413cm" svg:x="6.026cm" svg:y="12.992cm">
          <text:p text:style-name="P1">Employee</text:p>
        </draw:rect>
        <draw:rect draw:style-name="gr1" draw:text-style-name="P1" xml:id="id1" draw:id="id1" draw:layer="layout" svg:width="8.128cm" svg:height="2.413cm" svg:x="6.053cm" svg:y="16.983cm">
          <text:p text:style-name="P1">Family Members</text:p>
        </draw:rect>
        <draw:connector draw:style-name="gr2" draw:text-style-name="P1" draw:layer="layout" svg:x1="10.117cm" svg:y1="16.983cm" svg:x2="10.09cm" svg:y2="15.405cm" draw:start-shape="id1" draw:start-glue-point="0" draw:end-shape="id2" draw:end-glue-point="2" svg:d="M10117 16983v-789h-27v-789">
          <text:p/>
        </draw:connector>
        <draw:connector draw:style-name="gr2" draw:text-style-name="P1" draw:layer="layout" svg:x1="10.09cm" svg:y1="12.992cm" svg:x2="10.144cm" svg:y2="11.414cm" draw:start-shape="id2" draw:start-glue-point="0" draw:end-shape="id3" draw:end-glue-point="2" svg:d="M10090 12992v-789h54v-789">
          <text:p/>
        </draw:connector>
        <draw:connector draw:style-name="gr3" draw:text-style-name="P1" draw:layer="layout" svg:x1="10.144cm" svg:y1="9.001cm" svg:x2="10.171cm" svg:y2="7.534cm" draw:start-shape="id3" draw:start-glue-point="0" draw:end-shape="id4" draw:end-glue-point="2" svg:d="M10144 9001v-733h27v-734">
          <text:p/>
        </draw:connector>
        <draw:frame draw:style-name="gr4" draw:layer="layout" svg:width="0.889cm" svg:height="0.963cm" svg:x="10.36cm" svg:y="15.632cm">
          <draw:text-box>
            <text:p>*</text:p>
          </draw:text-box>
        </draw:frame>
        <draw:frame draw:style-name="gr4" draw:layer="layout" svg:width="0.889cm" svg:height="0.963cm" svg:x="10.161cm" svg:y="11.433cm">
          <draw:text-box>
            <text:p>*</text:p>
          </draw:text-box>
        </draw:frame>
        <draw:frame draw:style-name="gr4" draw:layer="layout" svg:width="0.889cm" svg:height="0.963cm" svg:x="10.261cm" svg:y="7.533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rini </meta:initial-creator>
    <meta:creation-date>2019-08-07T19:03:28.08</meta:creation-date>
    <dc:date>2019-08-07T19:08:57.40</dc:date>
    <dc:creator>srini </dc:creator>
    <meta:editing-duration>PT5M30S</meta:editing-duration>
    <meta:editing-cycles>9</meta:editing-cycles>
    <meta:generator>OpenOffice/4.1.1$Win32 OpenOffice.org_project/411m6$Build-9775</meta:generator>
    <meta:document-statistic meta:object-count="10"/>
  </office:meta>
</office:document-meta>
</file>